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324" officeooo:paragraph-rsid="00032324"/>
    </style:style>
    <style:style style:name="P2" style:family="paragraph" style:parent-style-name="Standard">
      <style:text-properties officeooo:rsid="00032324" officeooo:paragraph-rsid="00032324"/>
    </style:style>
    <style:style style:name="T1" style:family="text">
      <style:text-properties officeooo:rsid="0003ff74"/>
    </style:style>
    <style:style style:name="T2" style:family="text">
      <style:text-properties officeooo:rsid="000416ca"/>
    </style:style>
    <style:style style:name="T3" style:family="text">
      <style:text-properties officeooo:rsid="00057712"/>
    </style:style>
    <style:style style:name="T4" style:family="text">
      <style:text-properties officeooo:rsid="0006ac7d"/>
    </style:style>
    <style:style style:name="T5" style:family="text">
      <style:text-properties officeooo:rsid="000824c0"/>
    </style:style>
    <style:style style:name="T6" style:family="text">
      <style:text-properties officeooo:rsid="0008e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ot könig 2<text:span text:style-name="T4">55</text:span>, 0, 0</text:p>
      <text:p text:style-name="P1">Blau Dame <text:span text:style-name="T6">55</text:span>, 0, 2<text:span text:style-name="T6">55</text:span></text:p>
      <text:p text:style-name="P1">Grün Läufer 75, 255, 0</text:p>
      <text:p text:style-name="P1">Gelb Springer 255, 255, 0</text:p>
      <text:p text:style-name="P1">Orange Türme 255, 175, 0</text:p>
      <text:p text:style-name="P1"><text:span text:style-name="T3">Pink</text:span> Bauern 255, 0, 2<text:span text:style-name="T2">5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8:27:43.218000000</meta:creation-date>
    <dc:date>2016-12-07T14:01:40.779000000</dc:date>
    <meta:editing-duration>PT55M21S</meta:editing-duration>
    <meta:editing-cycles>7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6" meta:word-count="30" meta:character-count="133" meta:non-whitespace-character-count="109"/>
  </office:meta>
</office:document-meta>
</file>